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6.78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cm" fo:min-width="6.7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6.7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6.787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family="'Tw Cen MT'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text-properties fo:color="#000000" fo:font-size="14pt" style:font-size-asian="14pt" style:font-size-complex="14pt"/>
    </style:style>
    <style:style style:name="P4" style:family="paragraph">
      <style:text-properties fo:color="#000000" fo:font-family="'Tw Cen MT'" style:font-pitch="variable" fo:font-size="14pt" style:font-size-asian="14pt" style:font-size-complex="14pt"/>
    </style:style>
    <style:style style:name="T1" style:family="text">
      <style:text-properties fo:color="#004000" fo:font-family="'Tw Cen MT'" style:font-pitch="variable" fo:font-size="54pt" fo:text-shadow="none" fo:font-weight="bold" style:font-size-asian="54pt" style:font-weight-asian="bold" style:font-size-complex="54pt" style:font-weight-complex="bold"/>
    </style:style>
    <style:style style:name="T2" style:family="text">
      <style:text-properties fo:color="#000000" fo:font-family="'Tw Cen MT'" style:font-pitch="variable" fo:font-size="14pt" fo:text-shadow="none" style:font-size-asian="14pt" style:font-size-complex="14pt"/>
    </style:style>
    <style:style style:name="T3" style:family="text">
      <style:text-properties fo:color="#000000" fo:font-family="'Tw Cen MT'" style:font-pitch="variable" fo:font-size="14pt" style:font-size-asian="14pt" style:font-size-complex="14pt"/>
    </style:style>
    <style:style style:name="T4" style:family="text">
      <style:text-properties fo:color="#000000" style:text-position="super 58%" fo:font-family="'Tw Cen MT'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74cm" svg:height="2.337cm" svg:x="16.204cm" svg:y="1.761cm">
          <draw:text-box>
            <text:p text:style-name="P1"><text:span text:style-name="T1">Minh</text:span></text:p>
          </draw:text-box>
        </draw:frame>
        <draw:frame draw:style-name="gr2" draw:text-style-name="P4" draw:layer="layout" svg:width="3.668cm" svg:height="0.789cm" svg:x="6.715cm" svg:y="22.436cm">
          <draw:text-box>
            <text:p text:style-name="P3"><text:span text:style-name="T2">Minh,</text:span><text:span text:style-name="T3"> Inc.</text:span></text:p>
          </draw:text-box>
        </draw:frame>
        <draw:frame draw:style-name="gr3" draw:text-style-name="P4" draw:layer="layout" svg:width="6.543cm" svg:height="2.54cm" svg:x="14.335cm" svg:y="23.225cm">
          <draw:text-box>
            <text:p text:style-name="P3"><text:span text:style-name="T3">Tel - +91-9483160610</text:span></text:p>
            <text:p text:style-name="P3"><text:span text:style-name="T3">Email - </text:span><text:span text:style-name="T3"><text:a xlink:href="mailto:tominhinc@gmail.com">tominhinc@gmail.com</text:a></text:span></text:p>
            <text:p text:style-name="P3"><text:span text:style-name="T3">Web - www.minhinc.com</text:span></text:p>
          </draw:text-box>
        </draw:frame>
        <draw:frame draw:style-name="gr4" draw:text-style-name="P4" draw:layer="layout" svg:width="5.953cm" svg:height="2.969cm" svg:x="8.382cm" svg:y="23.225cm">
          <draw:text-box>
            <text:p text:style-name="P3"><text:span text:style-name="T3">#85, 5</text:span><text:span text:style-name="T4">th</text:span><text:span text:style-name="T3"> Main</text:span></text:p>
            <text:p text:style-name="P3"><text:span text:style-name="T3">Postal Colony Layout</text:span></text:p>
            <text:p text:style-name="P3"><text:span text:style-name="T3">SanjayNagar</text:span></text:p>
            <text:p text:style-name="P3"><text:span text:style-name="T3">Bangalore – 560094</text:span></text:p>
            <text:p text:style-name="P3"><text:span text:style-name="T3">Karnataka, IND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 </meta:initial-creator>
    <meta:creation-date>2014-09-03T17:03:45</meta:creation-date>
    <dc:date>2014-09-03T17:25:54</dc:date>
    <dc:creator>sc </dc:creator>
    <meta:editing-duration>PT00H15M29S</meta:editing-duration>
    <meta:editing-cycles>3</meta:editing-cycles>
    <meta:generator>OpenOffice.org/3.1$Unix OpenOffice.org_project/310m19$Build-9420</meta:generator>
    <meta:document-statistic meta:object-count="4"/>
  </office:meta>
</office:document-meta>
</file>